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 text:style-name="P7"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 text:style-name="P7"><text:span text:style-name="T6">min: </text:span><text:span text:style-name="T11">1</text:span></text:p>
          </draw:text-box>
        </draw:frame>
        <draw:frame draw:style-name="gr8" draw:text-style-name="P7" draw:layer="layout" svg:width="3.567cm" svg:height="1.28cm" svg:x="48.538cm" svg:y="25.089cm">
          <draw:text-box>
            <text:p text:style-name="P7"><text:span text:style-name="T6">sum: -4</text:span></text:p>
          </draw:text-box>
        </draw:frame>
        <draw:frame draw:style-name="gr8" draw:text-style-name="P7" draw:layer="layout" svg:width="3.309cm" svg:height="1.28cm" svg:x="48.539cm" svg:y="25.989cm">
          <draw:text-box>
            <text:p text:style-name="P7"><text:span text:style-name="T6">min: </text:span><text:span text:style-name="T11">-4</text:span></text:p>
          </draw:text-box>
        </draw:frame>
        <draw:frame draw:style-name="gr8" draw:text-style-name="P7" draw:layer="layout" svg:width="3.262cm" svg:height="1.28cm" svg:x="57.838cm" svg:y="25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57.839cm" svg:y="25.989cm">
          <draw:text-box>
            <text:p text:style-name="P7"><text:span text:style-name="T6">min: </text:span><text:span text:style-name="T10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14:56.793331322</dc:date>
    <dc:creator>elucterio </dc:creator>
    <meta:editing-duration>PT1H52M14S</meta:editing-duration>
    <meta:editing-cycles>26</meta:editing-cycles>
    <meta:generator>LibreOffice/4.2.8.2$Linux_X86_64 LibreOffice_project/420m0$Build-2</meta:generator>
    <meta:document-statistic meta:object-count="111"/>
  </office:meta>
</office:document-meta>
</file>